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A000000DED6E72549BBCEEC78.png" manifest:media-type="image/png"/>
  <manifest:file-entry manifest:full-path="Pictures/100002010000046C0000024D82BC3973EE1B7F89.png" manifest:media-type="image/png"/>
  <manifest:file-entry manifest:full-path="Pictures/10000000000003E9000003E9FDA309DAF399AA2C.jpg" manifest:media-type="image/jpeg"/>
  <manifest:file-entry manifest:full-path="Pictures/100002010000048800000228AF88D820B64E286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971cm" svg:height="4.971cm" svg:x="7.112cm" svg:y="4.427cm">
          <draw:image xlink:href="Pictures/10000000000003E9000003E9FDA309DAF399AA2C.jpg" xlink:type="simple" xlink:show="embed" xlink:actuate="onLoad">
            <text:p/>
          </draw:image>
        </draw:frame>
        <draw:frame draw:style-name="gr1" draw:text-style-name="P1" draw:layer="layout" svg:width="9.696cm" svg:height="4.613cm" svg:x="5.334cm" svg:y="9.398cm">
          <draw:image xlink:href="Pictures/100002010000048800000228AF88D820B64E286A.png" xlink:type="simple" xlink:show="embed" xlink:actuate="onLoad">
            <text:p/>
          </draw:image>
        </draw:frame>
        <draw:frame draw:style-name="gr1" draw:text-style-name="P1" draw:layer="layout" svg:width="8.918cm" svg:height="4.64cm" svg:x="12.7cm" svg:y="3.742cm">
          <draw:image xlink:href="Pictures/100002010000046C0000024D82BC3973EE1B7F89.png" xlink:type="simple" xlink:show="embed" xlink:actuate="onLoad">
            <text:p/>
          </draw:image>
        </draw:frame>
        <draw:frame draw:style-name="gr1" draw:text-style-name="P1" draw:layer="layout" svg:width="7.291cm" svg:height="4.471cm" svg:x="14.045cm" svg:y="8.89cm">
          <draw:image xlink:href="Pictures/100002010000016A000000DED6E72549BBCEEC7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5:49:42.942776672</meta:creation-date>
    <dc:date>2019-09-09T16:38:31.746563921</dc:date>
    <meta:editing-duration>PT38M38S</meta:editing-duration>
    <meta:editing-cycles>1</meta:editing-cycles>
    <meta:document-statistic meta:object-count="27"/>
    <meta:generator>LibreOffice/6.0.7.3$Linux_X86_64 LibreOffice_project/00m0$Build-3</meta:generator>
  </office:meta>
</office:document-meta>
</file>